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tyle transfer techniques have gained significant traction in the field of image processing, enabling the transformation of images into various artistic styles while preserving the original content. However, the fidelity of content preservation remains a critical concern. This research paper delves into the crucial aspect of incorporating semantic constraints in the context of style transfer algorithms.</text:p>
      <text:p text:style-name="Standard"/>
      <text:p text:style-name="Standard">With the proliferation of neural network-based style transfer methods, it has become essential to align these techniques with semantic understanding. Our paper explores the integration of semantic constraints, which involve maintaining the meaning and context of objects and structures within images while applying artistic styles.</text:p>
      <text:p text:style-name="Standard"/>
      <text:p text:style-name="Standard">We examine several existing style transfer algorithms and their approaches to incorporating semantic constraints, such as the utilization of convolutional neural networks (CNNs) and attention mechanisms. We conduct extensive evaluations across a range of image processing applications, assessing the impact of semantic constraints on the quality of style transfer results.</text:p>
      <text:p text:style-name="Standard"/>
      <text:p text:style-name="Standard">Through a comparative analysis of these algorithms, we highlight the advantages and limitations of different approaches, shedding light on the trade-offs between style fidelity and semantic preservation. Additionally, we identify unresolved challenges in the field of semantic style transfer, paving the way for future research directions.</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5T12:49:01.554000000</meta:creation-date>
    <dc:date>2023-09-16T00:30:40.238000000</dc:date>
    <meta:editing-duration>PT11H41M38S</meta:editing-duration>
    <meta:editing-cycles>2</meta:editing-cycles>
    <meta:generator>LibreOffice/7.4.2.3$Windows_X86_64 LibreOffice_project/382eef1f22670f7f4118c8c2dd222ec7ad009daf</meta:generator>
    <meta:print-date>2023-09-15T12:49:46.680000000</meta:print-date>
    <meta:document-statistic meta:table-count="0" meta:image-count="0" meta:object-count="0" meta:page-count="1" meta:paragraph-count="4" meta:word-count="197" meta:character-count="1448" meta:non-whitespace-character-count="1255"/>
  </office:meta>
</office:document-meta>
</file>